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93cm"/>
    </style:style>
    <style:style style:name="co2" style:family="table-column">
      <style:table-column-properties fo:break-before="auto" style:column-width="1.709cm"/>
    </style:style>
    <style:style style:name="co3" style:family="table-column">
      <style:table-column-properties fo:break-before="auto" style:column-width="1.774cm"/>
    </style:style>
    <style:style style:name="co4" style:family="table-column">
      <style:table-column-properties fo:break-before="auto" style:column-width="6.798cm"/>
    </style:style>
    <style:style style:name="ro1" style:family="table-row">
      <style:table-row-properties style:row-height="1.2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631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1.316cm" fo:break-before="auto" style:use-optimal-row-height="true"/>
    </style:style>
    <style:style style:name="ta1" style:family="table" style:master-page-name="PageStyle_5f_Speed_20_tes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7"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fo:font-weight="bold" style:font-weight-asian="bold" style:font-weight-complex="bold"/>
    </style:style>
    <style:style style:name="ce15"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6"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fo:font-weight="normal" style:font-weight-asian="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1"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2" style:family="table-cell" style:parent-style-name="Default" style:data-style-name="N2">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data-style-name="N2">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339966"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2">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7"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vertical-align="top"/>
      <style:text-properties fo:font-weight="bold" style:font-weight-asian="bold" style:font-weight-complex="bold"/>
    </style:style>
    <style:style style:name="ce30" style:family="table-cell" style:parent-style-name="Default" style:data-style-name="N0">
      <style:table-cell-properties style:vertical-align="top"/>
      <style:text-properties fo:color="#0000ff" fo:font-style="italic" style:font-style-asian="italic" style:font-style-complex="italic"/>
    </style:style>
    <style:style style:name="ce31" style:family="table-cell" style:parent-style-name="Default">
      <style:table-cell-properties style:vertical-align="top"/>
      <style:text-properties style:use-window-font-color="true" fo:font-style="normal" style:font-style-asian="normal" style:font-style-complex="normal"/>
    </style:style>
    <style:style style:name="ce32" style:family="table-cell" style:parent-style-name="Default">
      <style:table-cell-properties style:vertical-align="top"/>
      <style:text-properties style:use-window-font-color="true" fo:font-style="normal" fo:font-weight="normal" style:font-style-asian="normal" style:font-weight-asian="normal" style:font-style-complex="normal" style:font-weight-complex="normal"/>
    </style:style>
    <style:style style:name="ce33" style:family="table-cell" style:parent-style-name="Default">
      <style:table-cell-properties style:vertical-align="top"/>
      <style:text-properties fo:color="#0000ff" fo:font-style="normal" fo:font-weight="bold" style:font-style-asian="normal" style:font-weight-asian="bold" style:font-style-complex="normal" style:font-weight-complex="bold"/>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table table:name="Speed test" table:style-name="ta1" table:print="false">
        <office:forms form:automatic-focus="false" form:apply-design-mode="false"/>
        <table:table-column table:style-name="co1" table:default-cell-style-name="ce2"/>
        <table:table-column table:style-name="co2" table:number-columns-repeated="5" table:default-cell-style-name="ce10"/>
        <table:table-column table:style-name="co3" table:default-cell-style-name="ce2"/>
        <table:table-column table:style-name="co4" table:default-cell-style-name="ce10"/>
        <table:table-column table:style-name="co2" table:number-columns-repeated="248" table:default-cell-style-name="ce10"/>
        <table:table-row table:style-name="ro1">
          <table:table-cell table:style-name="ce1" office:value-type="string" table:number-columns-spanned="7" table:number-rows-spanned="1">
            <text:p>ChibiOS/RT kernel 0.4.0 performance on LPC2148@48MHz-3WS-MAM2</text:p>
          </table:table-cell>
          <table:covered-table-cell table:number-columns-repeated="6" table:style-name="ce9"/>
          <table:table-cell table:style-name="ce35" table:number-columns-repeated="249"/>
        </table:table-row>
        <table:table-row table:style-name="ro2">
          <table:table-cell table:number-columns-repeated="256"/>
        </table:table-row>
        <table:table-row table:style-name="ro3">
          <table:table-cell table:style-name="ce3" office:value-type="string">
            <text:p>Base performance options:</text:p>
          </table:table-cell>
          <table:table-cell table:number-columns-repeated="255"/>
        </table:table-row>
        <table:table-row table:style-name="ro3">
          <table:table-cell office:value-type="string">
            <text:p>Compiler</text:p>
          </table:table-cell>
          <table:table-cell office:value-type="string">
            <text:p>GCC 4.2.1 - YAGARTO</text:p>
          </table:table-cell>
          <table:table-cell table:number-columns-repeated="254"/>
        </table:table-row>
        <table:table-row table:style-name="ro3">
          <table:table-cell office:value-type="string">
            <text:p>Compiler options</text:p>
          </table:table-cell>
          <table:table-cell office:value-type="string">
            <text:p>-O2 -fomit-frame-pointer -fno-strict-aliasing -falign-functions=16</text:p>
          </table:table-cell>
          <table:table-cell table:number-columns-repeated="254"/>
        </table:table-row>
        <table:table-row table:style-name="ro3">
          <table:table-cell office:value-type="string">
            <text:p>chconf.h</text:p>
          </table:table-cell>
          <table:table-cell table:style-name="ce8" office:value-type="string">
            <text:p>+CH_OPTIMIZE_SPEED -CH_CURRP_REGISTER_CACHE</text:p>
          </table:table-cell>
          <table:table-cell table:number-columns-repeated="254"/>
        </table:table-row>
        <table:table-row table:style-name="ro2">
          <table:table-cell table:number-columns-repeated="256"/>
        </table:table-row>
        <table:table-row table:style-name="ro4">
          <table:table-cell table:style-name="ce4" office:value-type="string">
            <text:p>ARM mode</text:p>
          </table:table-cell>
          <table:table-cell table:style-name="ce11" office:value-type="string">
            <text:p>Size</text:p>
          </table:table-cell>
          <table:table-cell table:style-name="ce11" office:value-type="string">
            <text:p>Size %</text:p>
          </table:table-cell>
          <table:table-cell table:style-name="ce11" office:value-type="string">
            <text:p>Msg/S</text:p>
          </table:table-cell>
          <table:table-cell table:style-name="ce11" office:value-type="string">
            <text:p>Ctxsw/S</text:p>
          </table:table-cell>
          <table:table-cell table:style-name="ce11" office:value-type="string">
            <text:p>Speed %</text:p>
          </table:table-cell>
          <table:table-cell table:style-name="ce29" office:value-type="string">
            <text:p>Ctx (μS) </text:p>
          </table:table-cell>
          <table:table-cell table:style-name="ce3" office:value-type="string">
            <text:p>Notes</text:p>
          </table:table-cell>
          <table:table-cell table:number-columns-repeated="248"/>
        </table:table-row>
        <table:table-row table:style-name="ro5">
          <table:table-cell table:style-name="ce5" office:value-type="string">
            <text:p>Base config (reference)</text:p>
          </table:table-cell>
          <table:table-cell table:style-name="ce12" office:value-type="float" office:value="16540">
            <text:p>16540</text:p>
          </table:table-cell>
          <table:table-cell table:style-name="ce19" table:formula="oooc:=[.B9]/[.B$9]*100" office:value-type="float" office:value="100">
            <text:p>100,00</text:p>
          </table:table-cell>
          <table:table-cell table:style-name="ce25" office:value-type="float" office:value="134667">
            <text:p>134667</text:p>
          </table:table-cell>
          <table:table-cell table:style-name="ce25" table:formula="oooc:=[.D9]*2" office:value-type="float" office:value="269334">
            <text:p>269334</text:p>
          </table:table-cell>
          <table:table-cell table:style-name="ce19" table:formula="oooc:=[.D9]/[.D$9]*100" office:value-type="float" office:value="100">
            <text:p>100,00</text:p>
          </table:table-cell>
          <table:table-cell table:style-name="ce30" table:formula="oooc:=1000000/[.E9]" office:value-type="float" office:value="3.712862096876">
            <text:p>3,71</text:p>
          </table:table-cell>
          <table:table-cell table:style-name="ce5" office:value-type="string">
            <text:p>Note, the size includes ALL the ChibiOS/RT subsystems/device-drivers, the demo code and the test/benchmark code. The kernel itself is <text:span text:style-name="T1">much smaller</text:span>.</text:p>
          </table:table-cell>
          <table:table-cell table:number-columns-repeated="248"/>
        </table:table-row>
        <table:table-row table:style-name="ro3">
          <table:table-cell table:style-name="ce3" office:value-type="string">
            <text:p>Special optimization</text:p>
          </table:table-cell>
          <table:table-cell table:style-name="ce13"/>
          <table:table-cell table:style-name="ce20"/>
          <table:table-cell table:style-name="ce26" table:number-columns-repeated="2"/>
          <table:table-cell table:style-name="ce27"/>
          <table:table-cell table:style-name="Default"/>
          <table:table-cell table:style-name="ce5"/>
          <table:table-cell table:number-columns-repeated="248"/>
        </table:table-row>
        <table:table-row table:style-name="ro6">
          <table:table-cell table:style-name="ce6" office:value-type="string">
            <text:p>+ffixed-r7 +CH_CURRP_REGISTER_CACHE</text:p>
          </table:table-cell>
          <table:table-cell table:style-name="ce14" office:value-type="float" office:value="15948">
            <text:p>15948</text:p>
          </table:table-cell>
          <table:table-cell table:style-name="ce21" table:formula="oooc:=[.B11]/[.B$9]*100" office:value-type="float" office:value="96.4207980652963">
            <text:p>96,42</text:p>
          </table:table-cell>
          <table:table-cell office:value-type="float" office:value="155226">
            <text:p>155226</text:p>
          </table:table-cell>
          <table:table-cell table:formula="oooc:=[.D11]*2" office:value-type="float" office:value="310452">
            <text:p>310452</text:p>
          </table:table-cell>
          <table:table-cell table:style-name="ce21" table:formula="oooc:=[.D11]/[.D$9]*100" office:value-type="float" office:value="115.266546369935">
            <text:p>115,27</text:p>
          </table:table-cell>
          <table:table-cell table:style-name="ce31" table:formula="oooc:=1000000/[.E11]" office:value-type="float" office:value="3.2211098656153">
            <text:p>3,22</text:p>
          </table:table-cell>
          <table:table-cell table:style-name="ce2" office:value-type="string">
            <text:p>It is not an error, it improves both size and speed but it requires that all the libraries to be recompiled with the same option. The register R7 must never be used in the whole system.</text:p>
          </table:table-cell>
          <table:table-cell table:number-columns-repeated="248"/>
        </table:table-row>
        <table:table-row table:style-name="ro3">
          <table:table-cell table:style-name="ce3" office:value-type="string">
            <text:p>Speed optimizations</text:p>
          </table:table-cell>
          <table:table-cell table:style-name="ce15"/>
          <table:table-cell table:style-name="ce21"/>
          <table:table-cell table:number-columns-repeated="2"/>
          <table:table-cell table:style-name="ce21"/>
          <table:table-cell table:style-name="Default"/>
          <table:table-cell table:style-name="ce2"/>
          <table:table-cell table:number-columns-repeated="248"/>
        </table:table-row>
        <table:table-row table:style-name="ro6">
          <table:table-cell table:style-name="ce6" office:value-type="string">
            <text:p>+O3</text:p>
          </table:table-cell>
          <table:table-cell table:style-name="ce16" office:value-type="float" office:value="26460">
            <text:p>26460</text:p>
          </table:table-cell>
          <table:table-cell table:style-name="ce21" table:formula="oooc:=[.B13]/[.B$9]*100" office:value-type="float" office:value="159.975816203144">
            <text:p>159,98</text:p>
          </table:table-cell>
          <table:table-cell office:value-type="float" office:value="133914">
            <text:p>133914</text:p>
          </table:table-cell>
          <table:table-cell table:formula="oooc:=[.D13]*2" office:value-type="float" office:value="267828">
            <text:p>267828</text:p>
          </table:table-cell>
          <table:table-cell table:style-name="ce21" table:formula="oooc:=[.D13]/[.D$9]*100" office:value-type="float" office:value="99.4408429682105">
            <text:p>99,44</text:p>
          </table:table-cell>
          <table:table-cell table:style-name="ce32" table:formula="oooc:=1000000/[.E13]" office:value-type="float" office:value="3.73373956419792">
            <text:p>3,73</text:p>
          </table:table-cell>
          <table:table-cell table:style-name="ce2" office:value-type="string">
            <text:p>Interesting... the -O3 option generates bigger code as expected but also slower. It is possible that the larger code puts some critical loop over more MAM pages. This thing requires an investigation.</text:p>
          </table:table-cell>
          <table:table-cell table:number-columns-repeated="248"/>
        </table:table-row>
        <table:table-row table:style-name="ro7">
          <table:table-cell table:style-name="ce6" office:value-type="string">
            <text:p>+O3 +ffixed-R7 +CH_CURRP_REGISTER_CACHE</text:p>
          </table:table-cell>
          <table:table-cell office:value-type="float" office:value="25884">
            <text:p>25884</text:p>
          </table:table-cell>
          <table:table-cell table:style-name="ce21" table:formula="oooc:=[.B14]/[.B$9]*100" office:value-type="float" office:value="156.493349455865">
            <text:p>156,49</text:p>
          </table:table-cell>
          <table:table-cell office:value-type="float" office:value="155733">
            <text:p>155733</text:p>
          </table:table-cell>
          <table:table-cell table:formula="oooc:=[.D14]*2" office:value-type="float" office:value="311466">
            <text:p>311466</text:p>
          </table:table-cell>
          <table:table-cell table:style-name="ce28" table:formula="oooc:=[.D14]/[.D$9]*100" office:value-type="float" office:value="115.643030586558">
            <text:p>115,64</text:p>
          </table:table-cell>
          <table:table-cell table:style-name="ce33" table:formula="oooc:=1000000/[.E14]" office:value-type="float" office:value="3.21062331040948">
            <text:p>3,21</text:p>
          </table:table-cell>
          <table:table-cell table:style-name="ce34" office:value-type="string">
            <text:p>Fastest setting but bloated code.</text:p>
          </table:table-cell>
          <table:table-cell table:number-columns-repeated="248"/>
        </table:table-row>
        <table:table-row table:style-name="ro3">
          <table:table-cell table:style-name="ce7" office:value-type="string">
            <text:p>Size optimizations</text:p>
          </table:table-cell>
          <table:table-cell/>
          <table:table-cell table:style-name="ce21"/>
          <table:table-cell table:number-columns-repeated="2"/>
          <table:table-cell table:style-name="ce23"/>
          <table:table-cell table:style-name="Default"/>
          <table:table-cell table:style-name="ce34"/>
          <table:table-cell table:number-columns-repeated="248"/>
        </table:table-row>
        <table:table-row table:style-name="ro2">
          <table:table-cell table:style-name="ce8" office:value-type="string">
            <text:p>-CH_OPTIMIZE_SPEED</text:p>
          </table:table-cell>
          <table:table-cell office:value-type="float" office:value="16236">
            <text:p>16236</text:p>
          </table:table-cell>
          <table:table-cell table:style-name="ce21" table:formula="oooc:=[.B16]/[.B$9]*100" office:value-type="float" office:value="98.1620314389359">
            <text:p>98,16</text:p>
          </table:table-cell>
          <table:table-cell office:value-type="float" office:value="109397">
            <text:p>109397</text:p>
          </table:table-cell>
          <table:table-cell table:formula="oooc:=[.D16]*2" office:value-type="float" office:value="218794">
            <text:p>218794</text:p>
          </table:table-cell>
          <table:table-cell table:style-name="ce21" table:formula="oooc:=[.D16]/[.D$9]*100" office:value-type="float" office:value="81.2351949623887">
            <text:p>81,24</text:p>
          </table:table-cell>
          <table:table-cell table:style-name="ce32" table:formula="oooc:=1000000/[.E16]" office:value-type="float" office:value="4.5705092461402">
            <text:p>4,57</text:p>
          </table:table-cell>
          <table:table-cell table:style-name="ce2"/>
          <table:table-cell table:number-columns-repeated="248"/>
        </table:table-row>
        <table:table-row table:style-name="ro3">
          <table:table-cell table:style-name="ce8" office:value-type="string">
            <text:p>+Os</text:p>
          </table:table-cell>
          <table:table-cell office:value-type="float" office:value="16136">
            <text:p>16136</text:p>
          </table:table-cell>
          <table:table-cell table:style-name="ce21" table:formula="oooc:=[.B17]/[.B$9]*100" office:value-type="float" office:value="97.5574365175333">
            <text:p>97,56</text:p>
          </table:table-cell>
          <table:table-cell office:value-type="float" office:value="119489">
            <text:p>119489</text:p>
          </table:table-cell>
          <table:table-cell table:formula="oooc:=[.D17]*2" office:value-type="float" office:value="238978">
            <text:p>238978</text:p>
          </table:table-cell>
          <table:table-cell table:style-name="ce21" table:formula="oooc:=[.D17]/[.D$9]*100" office:value-type="float" office:value="88.7292358187232">
            <text:p>88,73</text:p>
          </table:table-cell>
          <table:table-cell table:style-name="ce32" table:formula="oooc:=1000000/[.E17]" office:value-type="float" office:value="4.18448560118505">
            <text:p>4,18</text:p>
          </table:table-cell>
          <table:table-cell table:style-name="ce2"/>
          <table:table-cell table:number-columns-repeated="248"/>
        </table:table-row>
        <table:table-row table:style-name="ro7">
          <table:table-cell table:style-name="ce6" office:value-type="string">
            <text:p>+Os -CH_OPTIMIZE_SPEED</text:p>
          </table:table-cell>
          <table:table-cell table:style-name="ce15" office:value-type="float" office:value="16120">
            <text:p>16120</text:p>
          </table:table-cell>
          <table:table-cell table:style-name="ce21" table:formula="oooc:=[.B18]/[.B$9]*100" office:value-type="float" office:value="97.4607013301088">
            <text:p>97,46</text:p>
          </table:table-cell>
          <table:table-cell office:value-type="float" office:value="105044">
            <text:p>105044</text:p>
          </table:table-cell>
          <table:table-cell table:formula="oooc:=[.D18]*2" office:value-type="float" office:value="210088">
            <text:p>210088</text:p>
          </table:table-cell>
          <table:table-cell table:style-name="ce22" table:formula="oooc:=[.D18]/[.D$9]*100" office:value-type="float" office:value="78.0027772208485">
            <text:p>78,00</text:p>
          </table:table-cell>
          <table:table-cell table:style-name="ce32" table:formula="oooc:=1000000/[.E18]" office:value-type="float" office:value="4.75991013289669">
            <text:p>4,76</text:p>
          </table:table-cell>
          <table:table-cell table:style-name="ce34" office:value-type="string">
            <text:p>Best size in ARM mode and without recompiling libraries.</text:p>
          </table:table-cell>
          <table:table-cell table:number-columns-repeated="248"/>
        </table:table-row>
        <table:table-row table:style-name="ro7">
          <table:table-cell table:style-name="ce6" office:value-type="string">
            <text:p>+Os -CH_OPTIMIZE_SPEED +ffixed-r7 +CH_CURRP_REGISTER_CACHE</text:p>
          </table:table-cell>
          <table:table-cell table:style-name="ce17" office:value-type="float" office:value="15544">
            <text:p>15544</text:p>
          </table:table-cell>
          <table:table-cell table:style-name="ce22" table:formula="oooc:=[.B19]/[.B$9]*100" office:value-type="float" office:value="93.9782345828295">
            <text:p>93,98</text:p>
          </table:table-cell>
          <table:table-cell office:value-type="float" office:value="120707">
            <text:p>120707</text:p>
          </table:table-cell>
          <table:table-cell table:formula="oooc:=[.D19]*2" office:value-type="float" office:value="241414">
            <text:p>241414</text:p>
          </table:table-cell>
          <table:table-cell table:style-name="ce28" table:formula="oooc:=[.D19]/[.D$9]*100" office:value-type="float" office:value="89.6336890255222">
            <text:p>89,63</text:p>
          </table:table-cell>
          <table:table-cell table:style-name="ce33" table:formula="oooc:=1000000/[.E19]" office:value-type="float" office:value="4.14226184065547">
            <text:p>4,14</text:p>
          </table:table-cell>
          <table:table-cell table:style-name="ce34" office:value-type="string">
            <text:p>Best size settings in ARM mode.</text:p>
          </table:table-cell>
          <table:table-cell table:number-columns-repeated="248"/>
        </table:table-row>
        <table:table-row table:style-name="ro2">
          <table:table-cell table:style-name="ce6"/>
          <table:table-cell table:style-name="ce17"/>
          <table:table-cell table:style-name="ce22"/>
          <table:table-cell table:number-columns-repeated="2"/>
          <table:table-cell table:style-name="ce28"/>
          <table:table-cell table:style-name="ce34"/>
          <table:table-cell table:number-columns-repeated="249"/>
        </table:table-row>
        <table:table-row table:style-name="ro3">
          <table:table-cell table:style-name="ce3" office:value-type="string">
            <text:p>Base performance options:</text:p>
          </table:table-cell>
          <table:table-cell table:number-columns-repeated="255"/>
        </table:table-row>
        <table:table-row table:style-name="ro3">
          <table:table-cell office:value-type="string">
            <text:p>Compiler</text:p>
          </table:table-cell>
          <table:table-cell office:value-type="string">
            <text:p>GCC 4.2.1 - YAGARTO</text:p>
          </table:table-cell>
          <table:table-cell table:number-columns-repeated="254"/>
        </table:table-row>
        <table:table-row table:style-name="ro3">
          <table:table-cell office:value-type="string">
            <text:p>Compiler options</text:p>
          </table:table-cell>
          <table:table-cell table:style-name="ce8" office:value-type="string">
            <text:p>-Os -fomit-frame-pointer -fno-strict-aliasing -mthumb -falign-functions=16</text:p>
          </table:table-cell>
          <table:table-cell table:number-columns-repeated="254"/>
        </table:table-row>
        <table:table-row table:style-name="ro3">
          <table:table-cell office:value-type="string">
            <text:p>chconf.h</text:p>
          </table:table-cell>
          <table:table-cell table:style-name="ce8" office:value-type="string">
            <text:p>+CH_OPTIMIZE_SPEED -CH_CURRP_REGISTER_CACHE</text:p>
          </table:table-cell>
          <table:table-cell table:number-columns-repeated="254"/>
        </table:table-row>
        <table:table-row table:style-name="ro2">
          <table:table-cell table:style-name="ce6"/>
          <table:table-cell table:style-name="ce15"/>
          <table:table-cell table:style-name="ce23"/>
          <table:table-cell table:number-columns-repeated="2"/>
          <table:table-cell table:style-name="ce28"/>
          <table:table-cell table:style-name="ce34"/>
          <table:table-cell table:number-columns-repeated="249"/>
        </table:table-row>
        <table:table-row table:style-name="ro4">
          <table:table-cell table:style-name="ce4" office:value-type="string">
            <text:p>THUMB mode (pure)</text:p>
          </table:table-cell>
          <table:table-cell table:style-name="ce11" office:value-type="string">
            <text:p>Size</text:p>
          </table:table-cell>
          <table:table-cell table:style-name="ce11" office:value-type="string">
            <text:p>Size %</text:p>
          </table:table-cell>
          <table:table-cell table:style-name="ce11" office:value-type="string">
            <text:p>Msg/S</text:p>
          </table:table-cell>
          <table:table-cell table:style-name="ce11" office:value-type="string">
            <text:p>Ctxsw/S</text:p>
          </table:table-cell>
          <table:table-cell table:style-name="ce11" office:value-type="string">
            <text:p>Speed %</text:p>
          </table:table-cell>
          <table:table-cell table:style-name="ce29" office:value-type="string">
            <text:p>Ctx (μS) </text:p>
          </table:table-cell>
          <table:table-cell table:style-name="ce3" office:value-type="string">
            <text:p>Notes</text:p>
          </table:table-cell>
          <table:table-cell table:number-columns-repeated="248"/>
        </table:table-row>
        <table:table-row table:style-name="ro7">
          <table:table-cell table:style-name="ce5" office:value-type="string">
            <text:p>Base config (reference)</text:p>
          </table:table-cell>
          <table:table-cell table:style-name="ce12" office:value-type="float" office:value="11820">
            <text:p>11820</text:p>
          </table:table-cell>
          <table:table-cell table:style-name="ce24" table:formula="oooc:=[.B27]/[.B$27]*100" office:value-type="float" office:value="100">
            <text:p>100,00</text:p>
          </table:table-cell>
          <table:table-cell table:style-name="ce25" office:value-type="float" office:value="81375">
            <text:p>81375</text:p>
          </table:table-cell>
          <table:table-cell table:style-name="ce25" table:formula="oooc:=[.D27]*2" office:value-type="float" office:value="162750">
            <text:p>162750</text:p>
          </table:table-cell>
          <table:table-cell table:style-name="ce19" table:formula="oooc:=[.D27]/[.D$27]*100" office:value-type="float" office:value="100">
            <text:p>100,00</text:p>
          </table:table-cell>
          <table:table-cell table:style-name="ce30" table:formula="oooc:=1000000/[.E27]" office:value-type="float" office:value="6.14439324116743">
            <text:p>6,14</text:p>
          </table:table-cell>
          <table:table-cell table:style-name="ce5" office:value-type="string">
            <text:p>The speed loss compared to ARM mode is noticeable.</text:p>
          </table:table-cell>
          <table:table-cell table:number-columns-repeated="248"/>
        </table:table-row>
        <table:table-row table:style-name="ro3">
          <table:table-cell table:style-name="ce3" office:value-type="string">
            <text:p>Special optimization</text:p>
          </table:table-cell>
          <table:table-cell table:style-name="ce13"/>
          <table:table-cell table:style-name="ce20"/>
          <table:table-cell table:style-name="ce26" table:number-columns-repeated="2"/>
          <table:table-cell table:style-name="ce27"/>
          <table:table-cell table:style-name="Default"/>
          <table:table-cell table:style-name="ce5"/>
          <table:table-cell table:number-columns-repeated="248"/>
        </table:table-row>
        <table:table-row table:style-name="ro7">
          <table:table-cell table:style-name="ce6" office:value-type="string">
            <text:p>+ffixed-r7 +CH_CURRP_REGISTER_CACHE</text:p>
          </table:table-cell>
          <table:table-cell table:style-name="ce15" office:value-type="float" office:value="11484">
            <text:p>11484</text:p>
          </table:table-cell>
          <table:table-cell table:style-name="ce21" table:formula="oooc:=[.B29]/[.B$27]*100" office:value-type="float" office:value="97.1573604060914">
            <text:p>97,16</text:p>
          </table:table-cell>
          <table:table-cell office:value-type="float" office:value="89122">
            <text:p>89122</text:p>
          </table:table-cell>
          <table:table-cell table:formula="oooc:=[.D29]*2" office:value-type="float" office:value="178244">
            <text:p>178244</text:p>
          </table:table-cell>
          <table:table-cell table:style-name="ce21" table:formula="oooc:=[.D29]/[.D$27]*100" office:value-type="float" office:value="109.520122887865">
            <text:p>109,52</text:p>
          </table:table-cell>
          <table:table-cell table:style-name="ce31" table:formula="oooc:=1000000/[.E29]" office:value-type="float" office:value="5.61028702228406">
            <text:p>5,61</text:p>
          </table:table-cell>
          <table:table-cell table:style-name="ce2" office:value-type="string">
            <text:p>Even in THUMB mode this optimization looks great.</text:p>
          </table:table-cell>
          <table:table-cell table:number-columns-repeated="248"/>
        </table:table-row>
        <table:table-row table:style-name="ro3">
          <table:table-cell table:style-name="ce3" office:value-type="string">
            <text:p>Speed optimizations</text:p>
          </table:table-cell>
          <table:table-cell table:style-name="ce15"/>
          <table:table-cell table:number-columns-repeated="4"/>
          <table:table-cell table:style-name="Default"/>
          <table:table-cell table:style-name="ce2"/>
          <table:table-cell table:number-columns-repeated="248"/>
        </table:table-row>
        <table:table-row table:style-name="ro3">
          <table:table-cell table:style-name="ce6" office:value-type="string">
            <text:p>+O2</text:p>
          </table:table-cell>
          <table:table-cell table:style-name="ce18" office:value-type="float" office:value="12272">
            <text:p>12272</text:p>
          </table:table-cell>
          <table:table-cell table:style-name="ce21" table:formula="oooc:=[.B31]/[.B$27]*100" office:value-type="float" office:value="103.824027072758">
            <text:p>103,82</text:p>
          </table:table-cell>
          <table:table-cell office:value-type="float" office:value="89284">
            <text:p>89284</text:p>
          </table:table-cell>
          <table:table-cell table:formula="oooc:=[.D31]*2" office:value-type="float" office:value="178568">
            <text:p>178568</text:p>
          </table:table-cell>
          <table:table-cell table:style-name="ce28" table:formula="oooc:=[.D31]/[.D$27]*100" office:value-type="float" office:value="109.719201228879">
            <text:p>109,72</text:p>
          </table:table-cell>
          <table:table-cell table:style-name="ce31" table:formula="oooc:=1000000/[.E31]" office:value-type="float" office:value="5.60010752206442">
            <text:p>5,6</text:p>
          </table:table-cell>
          <table:table-cell office:value-type="string">
            <text:p>Good setting.</text:p>
          </table:table-cell>
          <table:table-cell table:number-columns-repeated="248"/>
        </table:table-row>
        <table:table-row table:style-name="ro3">
          <table:table-cell table:style-name="ce6" office:value-type="string">
            <text:p>+O3</text:p>
          </table:table-cell>
          <table:table-cell table:style-name="ce18" office:value-type="float" office:value="18048">
            <text:p>18048</text:p>
          </table:table-cell>
          <table:table-cell table:style-name="ce21" table:formula="oooc:=[.B32]/[.B$27]*100" office:value-type="float" office:value="152.690355329949">
            <text:p>152,69</text:p>
          </table:table-cell>
          <table:table-cell office:value-type="float" office:value="89118">
            <text:p>89118</text:p>
          </table:table-cell>
          <table:table-cell table:formula="oooc:=[.D32]*2" office:value-type="float" office:value="178236">
            <text:p>178236</text:p>
          </table:table-cell>
          <table:table-cell table:style-name="ce28" table:formula="oooc:=[.D32]/[.D$27]*100" office:value-type="float" office:value="109.515207373272">
            <text:p>109,52</text:p>
          </table:table-cell>
          <table:table-cell table:style-name="ce31" table:formula="oooc:=1000000/[.E32]" office:value-type="float" office:value="5.61053883614982">
            <text:p>5,61</text:p>
          </table:table-cell>
          <table:table-cell office:value-type="string">
            <text:p>Even in THUMB mode -O3 looks bad.</text:p>
          </table:table-cell>
          <table:table-cell table:number-columns-repeated="248"/>
        </table:table-row>
        <table:table-row table:style-name="ro7">
          <table:table-cell table:style-name="ce6" office:value-type="string">
            <text:p>+O2 +ffixed-R7 +CH_CURRP_REGISTER_CACHE</text:p>
          </table:table-cell>
          <table:table-cell table:style-name="ce18" office:value-type="float" office:value="12032">
            <text:p>12032</text:p>
          </table:table-cell>
          <table:table-cell table:style-name="ce21" table:formula="oooc:=[.B33]/[.B$27]*100" office:value-type="float" office:value="101.793570219966">
            <text:p>101,79</text:p>
          </table:table-cell>
          <table:table-cell office:value-type="float" office:value="97691">
            <text:p>97691</text:p>
          </table:table-cell>
          <table:table-cell table:formula="oooc:=[.D33]*2" office:value-type="float" office:value="195382">
            <text:p>195382</text:p>
          </table:table-cell>
          <table:table-cell table:style-name="ce28" table:formula="oooc:=[.D33]/[.D$27]*100" office:value-type="float" office:value="120.050384024578">
            <text:p>120,05</text:p>
          </table:table-cell>
          <table:table-cell table:style-name="ce33" table:formula="oooc:=1000000/[.E33]" office:value-type="float" office:value="5.11817874727457">
            <text:p>5,12</text:p>
          </table:table-cell>
          <table:table-cell table:style-name="ce2" office:value-type="string">
            <text:p>Good speed and still compact code.</text:p>
          </table:table-cell>
          <table:table-cell table:number-columns-repeated="248"/>
        </table:table-row>
        <table:table-row table:style-name="ro3">
          <table:table-cell table:style-name="ce7" office:value-type="string">
            <text:p>Size optimizations</text:p>
          </table:table-cell>
          <table:table-cell/>
          <table:table-cell table:style-name="ce21"/>
          <table:table-cell table:number-columns-repeated="2"/>
          <table:table-cell table:style-name="ce23"/>
          <table:table-cell table:style-name="Default"/>
          <table:table-cell table:style-name="ce34"/>
          <table:table-cell table:number-columns-repeated="248"/>
        </table:table-row>
        <table:table-row table:style-name="ro7">
          <table:table-cell table:style-name="ce6" office:value-type="string">
            <text:p>+Os -CH_OPTIMIZE_SPEED +ffixed-r7 +CH_CURRP_REGISTER_CACHE</text:p>
          </table:table-cell>
          <table:table-cell table:style-name="ce18" office:value-type="float" office:value="11516">
            <text:p>11516</text:p>
          </table:table-cell>
          <table:table-cell table:style-name="ce21" table:formula="oooc:=[.B35]/[.B$27]*100" office:value-type="float" office:value="97.4280879864636">
            <text:p>97,43</text:p>
          </table:table-cell>
          <table:table-cell office:value-type="float" office:value="83661">
            <text:p>83661</text:p>
          </table:table-cell>
          <table:table-cell table:formula="oooc:=[.D35]*2" office:value-type="float" office:value="167322">
            <text:p>167322</text:p>
          </table:table-cell>
          <table:table-cell table:style-name="ce21" table:formula="oooc:=[.D35]/[.D$27]*100" office:value-type="float" office:value="102.809216589862">
            <text:p>102,81</text:p>
          </table:table-cell>
          <table:table-cell table:style-name="ce31" table:formula="oooc:=1000000/[.E35]" office:value-type="float" office:value="5.97650040042553">
            <text:p>5,98</text:p>
          </table:table-cell>
          <table:table-cell table:style-name="ce34" office:value-type="string">
            <text:p>This is the way to go if your application is low on available program space.</text:p>
          </table:table-cell>
          <table:table-cell table:number-columns-repeated="248"/>
        </table:table-row>
        <table:table-row table:style-name="ro8">
          <table:table-cell table:style-name="ce6" office:value-type="string">
            <text:p>+Os -CH_OPTIMIZE_SPEED +ffixed-r7 -falign-functions=16 +CH_CURRP_REGISTER_CACHE</text:p>
          </table:table-cell>
          <table:table-cell table:style-name="ce17" office:value-type="float" office:value="10544">
            <text:p>10544</text:p>
          </table:table-cell>
          <table:table-cell table:style-name="ce21" table:formula="oooc:=[.B36]/[.B$27]*100" office:value-type="float" office:value="89.2047377326565">
            <text:p>89,20</text:p>
          </table:table-cell>
          <table:table-cell office:value-type="float" office:value="84398">
            <text:p>84398</text:p>
          </table:table-cell>
          <table:table-cell table:formula="oooc:=[.D36]*2" office:value-type="float" office:value="168796">
            <text:p>168796</text:p>
          </table:table-cell>
          <table:table-cell table:style-name="ce21" table:formula="oooc:=[.D36]/[.D$27]*100" office:value-type="float" office:value="103.71490015361">
            <text:p>103,71</text:p>
          </table:table-cell>
          <table:table-cell table:style-name="ce31" table:formula="oooc:=1000000/[.E36]" office:value-type="float" office:value="5.92431100263039">
            <text:p>5,92</text:p>
          </table:table-cell>
          <table:table-cell table:style-name="ce34" office:value-type="string">
            <text:p>Smallest footprint, note that the absence of the -falign-functions option makes the performance measurement unreliable.</text:p>
          </table:table-cell>
          <table:table-cell table:number-columns-repeated="248"/>
        </table:table-row>
        <table:table-row table:style-name="ro2">
          <table:table-cell/>
          <table:table-cell table:style-name="Default"/>
          <table:table-cell table:number-columns-repeated="254"/>
        </table:table-row>
        <table:table-row table:style-name="ro2" table:number-rows-repeated="65498">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24">24/11/2007</text:date>, <text:time>10.37.30</text:time></text:p>
        </style:region-right>
      </style:header>
      <style:header-left style:display="false"/>
      <style:footer>
        <text:p>Pagina <text:page-number>1</text:page-number> / <text:page-count>99</text:page-count></text:p>
      </style:footer>
      <style:footer-left style:display="false"/>
    </style:master-page>
    <style:master-page style:name="PageStyle_5f_Speed_20_test" style:display-name="PageStyle_Speed test"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iovanni Di Sirio</meta:initial-creator>
    <meta:creation-date>2007-11-14T15:38:19</meta:creation-date>
    <dc:creator>Giovanni Di Sirio</dc:creator>
    <dc:date>2007-11-24T10:37:30</dc:date>
    <meta:print-date>2007-11-17T08:42:52</meta:print-date>
    <meta:editing-cycles>18</meta:editing-cycles>
    <meta:editing-duration>PT1H12M7S</meta:editing-duration>
    <meta:user-defined meta:name="Info 1"/>
    <meta:user-defined meta:name="Info 2"/>
    <meta:user-defined meta:name="Info 3"/>
    <meta:user-defined meta:name="Info 4"/>
    <meta:document-statistic meta:table-count="1" meta:cell-count="155"/>
  </office:meta>
</office:document-meta>
</file>